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png" manifest:full-path="Pictures/100000000000003100000046971983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paragraph-properties>
        <style:tab-stops/>
      </style:paragraph-properties>
    </style:style>
    <style:style style:name="P10" style:family="paragraph" style:parent-style-name="Text_20_body">
      <style:paragraph-properties fo:text-align="justify" style:justify-single-word="false" fo:orphans="2" fo:widows="2" style:writing-mode="lr-tb"/>
    </style:style>
    <style:style style:name="P11" style:family="paragraph" style:parent-style-name="Standard" style:list-style-name="L4">
      <style:paragraph-properties>
        <style:tab-stops/>
      </style:paragraph-properties>
    </style:style>
    <style:style style:name="P1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3" style:family="paragraph" style:parent-style-name="Standard" style:list-style-name="L5">
      <style:paragraph-properties>
        <style:tab-stops/>
      </style:paragraph-properties>
    </style:style>
    <style:style style:name="P1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8" style:family="paragraph" style:parent-style-name="Footer">
      <style:paragraph-properties fo:text-align="center" style:justify-single-word="false"/>
      <style:text-properties fo:color="#666666" fo:font-style="italic" style:font-style-asian="italic" style:font-style-complex="italic"/>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5"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6"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28" style:family="paragraph" style:parent-style-name="Standard" style:list-style-name="L1">
      <style:paragraph-properties>
        <style:tab-stops/>
      </style:paragraph-properties>
    </style:style>
    <style:style style:name="P29" style:family="paragraph" style:parent-style-name="Standard" style:list-style-name="L2">
      <style:paragraph-properties>
        <style:tab-stops/>
      </style:paragraph-properties>
    </style:style>
    <style:style style:name="P30" style:family="paragraph" style:parent-style-name="Standard" style:list-style-name="L3">
      <style:paragraph-properties>
        <style:tab-stops/>
      </style:paragraph-properties>
    </style:style>
    <style:style style:name="P31" style:family="paragraph" style:parent-style-name="Standard" style:list-style-name="L4">
      <style:paragraph-properties>
        <style:tab-stops/>
      </style:paragraph-properties>
    </style:style>
    <style:style style:name="P32" style:family="paragraph" style:parent-style-name="Standard" style:list-style-name="L5">
      <style:paragraph-properties>
        <style:tab-stops/>
      </style:paragraph-properties>
    </style:style>
    <style:style style:name="P33" style:family="paragraph" style:parent-style-name="Standard" style:list-style-name="WWNum3">
      <style:paragraph-properties fo:margin-left="0.053cm" fo:margin-right="0cm" fo:text-indent="0cm" style:auto-text-indent="false">
        <style:tab-stops/>
      </style:paragraph-properties>
    </style:style>
    <style:style style:name="P34" style:family="paragraph" style:parent-style-name="Standard" style:list-style-name="WWNum3">
      <style:paragraph-properties fo:margin-left="1.244cm" fo:margin-right="0cm" fo:text-indent="-1.191cm" style:auto-text-indent="false">
        <style:tab-stops/>
      </style:paragraph-properties>
    </style:style>
    <style:style style:name="P35" style:family="paragraph" style:parent-style-name="Standard" style:list-style-name="WWNum3">
      <style:paragraph-properties fo:margin-left="2.501cm" fo:margin-right="0cm" fo:text-indent="-1.191cm" style:auto-text-indent="false">
        <style:tab-stops/>
      </style:paragraph-properties>
    </style:style>
    <style:style style:name="P36" style:family="paragraph" style:parent-style-name="Standard" style:list-style-name="WWNum3">
      <style:paragraph-properties fo:margin-left="1.251cm" fo:margin-right="0cm" fo:text-indent="0cm" style:auto-text-indent="false">
        <style:tab-stops/>
      </style:paragraph-properties>
    </style:style>
    <style:style style:name="P37"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38"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43"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44"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3056912" text:id="ct103056912">
          <text:insertion>
            <office:change-info>
              <dc:creator>Alba Neila</dc:creator>
              <dc:date>2013-11-14T14:28:00</dc:date>
            </office:change-info>
          </text:insertion>
        </text:changed-region>
        <text:changed-region xml:id="ct103057328" text:id="ct103057328">
          <text:insertion>
            <office:change-info>
              <dc:creator>Alba Neila</dc:creator>
              <dc:date>2013-11-14T16:30:00</dc:date>
            </office:change-info>
          </text:insertion>
        </text:changed-region>
        <text:changed-region xml:id="ct103057432" text:id="ct103057432">
          <text:insertion>
            <office:change-info>
              <dc:creator>Alba Neila</dc:creator>
              <dc:date>2013-11-14T16:31:00</dc:date>
            </office:change-info>
          </text:insertion>
        </text:changed-region>
        <text:changed-region xml:id="ct103057016" text:id="ct103057016">
          <text:insertion>
            <office:change-info>
              <dc:creator>Alba Neila</dc:creator>
              <dc:date>2013-11-14T16:31:00</dc:date>
            </office:change-info>
          </text:insertion>
        </text:changed-region>
        <text:changed-region xml:id="ct103057536" text:id="ct103057536">
          <text:insertion>
            <office:change-info>
              <dc:creator>Alba Neila</dc:creator>
              <dc:date>2013-11-14T14:28:00</dc:date>
            </office:change-info>
          </text:insertion>
        </text:changed-region>
        <text:changed-region xml:id="ct103057848" text:id="ct103057848">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103057744" text:id="ct103057744">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103057640" text:id="ct103057640">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192553033211296582"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6539108"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8537679787737565774"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6528377" text:continue-list="list36539108"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6527562"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text:p>
            <text:list xml:id="list36509660" text:continue-list="list8537679787737565774"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6507412" text:continue-list="list36527562"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text:p>
              </text:list-header>
            </text:list>
            <text:list xml:id="list6998638475038269867" text:style-name="L2">
              <text:list-item>
                <text:p text:style-name="P8">Código.</text:p>
              </text:list-item>
              <text:list-item>
                <text:p text:style-name="P8">Nombre.</text:p>
              </text:list-item>
              <text:list-item>
                <text:p text:style-name="P8">Descripción.</text:p>
              </text:list-item>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text:p>
            <text:list xml:id="list8434387829756982596" text:style-name="L3">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p>
              </text:list-item>
              <text:list-item>
                <text:p text:style-name="P9">Nivel de dificultad (bajo, intermedio, alto).</text:p>
              </text:list-item>
              <text:list-item>
                <text:p text:style-name="P9">Imagen.</text:p>
              </text:list-item>
              <text:list-item>
                <text:p text:style-name="P9">Transcripción.</text:p>
              </text:list-item>
            </text:list>
            <text:p text:style-name="P10"><text:span text:style-name="T4">RI 4</text:span>: Para cada <text:span text:style-name="T3">colección</text:span> de documentos, se almacenará la siguiente información:</text:p>
            <text:list xml:id="list2305053468563907439" text:style-name="L4">
              <text:list-item>
                <text:p text:style-name="P11">Código.</text:p>
              </text:list-item>
              <text:list-item>
                <text:p text:style-name="P11">Nombre.</text:p>
              </text:list-item>
              <text:list-item>
                <text:p text:style-name="P11">Descripción.</text:p>
              </text:list-item>
              <text:list-item>
                <text:p text:style-name="P11">Orden de los documentos.</text:p>
              </text:list-item>
            </text:list>
            <text:p text:style-name="P10"><text:span text:style-name="T4">RI 5</text:span>: Para cada <text:span text:style-name="T3">ejercicio</text:span>, se almacenará la siguiente información:</text:p>
            <text:list xml:id="list8615485217999089480" text:style-name="L5">
              <text:list-item>
                <text:p text:style-name="P12">Código.</text:p>
              </text:list-item>
              <text:list-item>
                <text:p text:style-name="P13">Nivel de dificultad en la realización.</text:p>
              </text:list-item>
              <text:list-item>
                <text:p text:style-name="P13"><text:s/>Objetivo.</text:p>
              </text:list-item>
            </text:list>
            <text:h text:style-name="Heading_20_2" text:outline-level="2">Requisitos de Interfaz</text:h>
            <text:list xml:id="list36525141" text:continue-list="list36507412"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216403144" text:id="ct216403144">
          <text:insertion>
            <office:change-info>
              <dc:creator>Alba Neila</dc:creator>
              <dc:date>2013-11-14T16:34:00</dc:date>
            </office:change-info>
          </text:insertion>
        </text:changed-region>
        <text:changed-region xml:id="ct216380608" text:id="ct216380608">
          <text:insertion>
            <office:change-info>
              <dc:creator>Alba Neila</dc:creator>
              <dc:date>2013-11-14T16:35:00</dc:date>
            </office:change-info>
          </text:insertion>
        </text:changed-region>
        <text:changed-region xml:id="ct216380400" text:id="ct216380400">
          <text:insertion>
            <office:change-info>
              <dc:creator>Alba Neila</dc:creator>
              <dc:date>2013-11-14T16:36:00</dc:date>
            </office:change-info>
          </text:insertion>
        </text:changed-region>
        <text:changed-region xml:id="ct216380504" text:id="ct216380504">
          <text:insertion>
            <office:change-info>
              <dc:creator>Alba Neila</dc:creator>
              <dc:date>2013-11-14T16:37:00</dc:date>
            </office:change-info>
          </text:insertion>
        </text:changed-region>
        <text:changed-region xml:id="ct103057952" text:id="ct103057952">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change-start text:change-id="ct103056912"/>UNIVERSIDAD DE BURGOS</text:p>
      <text:p text:style-name="P26">ESCUELA POLITÉCNICA SUPERIOR</text:p>
      <text:p text:style-name="P27"/>
      <text:p text:style-name="P25">MÁSTER UNIVERSITARIO EN INGENIERÍA INFORMÁTICA</text:p>
      <text:p text:style-name="P39"/>
      <text:p text:style-name="P24"><draw:frame draw:style-name="fr1" draw:name="gráficos1" text:anchor-type="paragraph" svg:width="5.56cm" svg:height="7.999cm" draw:z-index="0"><draw:image xlink:href="Pictures/2000000B0000232E0000380CB876C5BE.svm" xlink:type="simple" xlink:show="embed" xlink:actuate="onLoad"/></draw:frame></text:p>
      <text:p text:style-name="P22">TRABAJO FIN DE MÁSTER</text:p>
      <text:p text:style-name="P23">Aplicación web para la realización de ejercicios paleográficos</text:p>
      <text:p text:style-name="P19"/>
      <text:p text:style-name="P19"/>
      <text:p text:style-name="P22">ANEXO I:</text:p>
      <text:p text:style-name="P43">PLAN DEL PROYECTO SOFTWARE</text:p>
      <text:p text:style-name="P5"/>
      <text:p text:style-name="P19"><text:change-end text:change-id="ct103056912"/></text:p>
      <text:section text:style-name="Sect1" text:name="Sección1">
        <text:p text:style-name="P4"><text:change-start text:change-id="ct103057328"/>Tutor</text:p>
        <text:p text:style-name="P5">Álvaro Herrero Cosio</text:p>
        <text:p text:style-name="P4">Autora</text:p>
        <text:p text:style-name="P5">Alba Neila Neila</text:p>
        <text:p text:style-name="P4"><text:change-end text:change-id="ct103057328"/><text:change-start text:change-id="ct103057432"/>Colaboración</text:p>
        <text:p text:style-name="P5">Sonia Serna<text:change-end text:change-id="ct103057432"/></text:p>
      </text:section>
      <text:p text:style-name="P25"><text:change-start text:change-id="ct103057016"/></text:p>
      <text:p text:style-name="P25"/>
      <text:p text:style-name="P21">Burgos, Febrero 2014<text:change-end text:change-id="ct103057016"/><text:change-start text:change-id="ct103057536"/></text:p>
      <text:h text:style-name="Heading_20_1" text:outline-level="1"><text:change-end text:change-id="ct103057536"/><text:change text:change-id="ct103057848"/><text:change text:change-id="ct103057744"/><text:change text:change-id="ct103057640"/><text:change-start text:change-id="ct216403144"/><text:soft-page-break/>Planificación temporal del Proyecto</text:h>
      <text:h text:style-name="Heading_20_1" text:outline-level="1"><text:change-end text:change-id="ct216403144"/><text:change-start text:change-id="ct216380608"/>Estudio de viabilidad del Proyecto</text:h>
      <text:h text:style-name="Heading_20_2" text:outline-level="2"><text:change-end text:change-id="ct216380608"/><text:change-start text:change-id="ct216380400"/>2.1 Viabilidad temporal</text:h>
      <text:h text:style-name="Heading_20_2" text:outline-level="2">2.2 Viabilidad económica</text:h>
      <text:h text:style-name="Heading_20_2" text:outline-level="2">2.3 Viabilidad técnica</text:h>
      <text:h text:style-name="Heading_20_2" text:outline-level="2">2.4 Viabilidad lega<text:change-end text:change-id="ct216380400"/><text:change-start text:change-id="ct216380504"/>l</text:h>
      <text:p text:style-name="Standard"><text:change-end text:change-id="ct216380504"/><text:change-start text:change-id="ct103057952"/></text:p>
      <text:h text:style-name="Heading_20_1" text:outline-level="1" text:is-list-header="true"><text:change-end text:change-id="ct10305795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03271024" text:id="ct103271024">
            <text:insertion>
              <office:change-info>
                <dc:creator>Alba Neila</dc:creator>
                <dc:date>2013-11-14T14:06:00</dc:date>
              </office:change-info>
            </text:insertion>
          </text:changed-region>
          <text:changed-region xml:id="ct103271128" text:id="ct103271128">
            <text:format-change>
              <office:change-info>
                <dc:creator>Alba Neila</dc:creator>
                <dc:date>2013-11-14T14:04:00</dc:date>
              </office:change-info>
            </text:format-change>
          </text:changed-region>
        </text:tracked-changes>
        <text:p text:style-name="MP1"><text:change-start text:change-id="ct103271024"/></text:p>
        <text:p text:style-name="MP2"><text:change-end text:change-id="ct103271024"/><text:change-start text:change-id="ct103271128"/>TFM: Aplicación web para la realización de ejercicios paleográficos</text:p>
        <text:p text:style-name="MP3">Alba Neila Neila</text:p>
        <text:p text:style-name="MP4"><text:change-end text:change-id="ct103271128"/></text:p>
      </style:header>
      <style:footer>
        <text:p text:style-name="MP5">Página <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55</meta:editing-cycles>
    <meta:creation-date>2013-10-23T08:35:00</meta:creation-date>
    <dc:date>2013-11-14T16:37:53.58</dc:date>
    <meta:editing-duration>PT5H41M28S</meta:editing-duration>
    <meta:generator>OpenOffice/4.0.1$Win32 OpenOffice.org_project/401m5$Build-9714</meta:generator>
    <dc:creator>Alba Neila</dc:creator>
    <meta:document-statistic meta:table-count="0" meta:image-count="1" meta:object-count="0" meta:page-count="2" meta:paragraph-count="98" meta:word-count="914" meta:character-count="58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